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ource Code Pro" fo:font-size="10pt" fo:font-weight="bold" officeooo:paragraph-rsid="00197bcc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ource Code Pro" fo:font-size="10pt" fo:font-weight="bold" officeooo:rsid="00197bcc" officeooo:paragraph-rsid="00197bc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ource Code Pro" fo:font-size="10pt" fo:font-weight="bold" officeooo:paragraph-rsid="00197bcc" style:font-size-asian="10pt" style:font-weight-asian="bold" style:font-size-complex="10pt" style:font-weight-complex="bold"/>
    </style:style>
    <style:style style:name="T1" style:family="text">
      <style:text-properties officeooo:rsid="000df82b"/>
    </style:style>
    <style:style style:name="T2" style:family="text">
      <style:text-properties officeooo:rsid="001435e6"/>
    </style:style>
    <style:style style:name="T3" style:family="text">
      <style:text-properties officeooo:rsid="00197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1">1 – 0 <text:s/>11 – 1 <text:s/>12 – 2 <text:s/>13 – 3 <text:s/>14 – 4 <text:s/>15 – 5 <text:s/>16 – 6 <text:s/>17 – 7 <text:s/>18 – 8 <text:s/>19 - 9</text:p>
      <text:p text:style-name="P1">2 - a <text:s text:c="5"/>22 - b <text:s text:c="4"/>222 – c <text:s text:c="3"/>3 - d <text:s text:c="5"/>33 - e <text:s text:c="4"/>333 - f</text:p>
      <text:p text:style-name="P1">4 - g <text:s text:c="5"/>44 - h <text:s text:c="4"/>444 – I <text:s text:c="3"/>5 - j <text:s text:c="5"/>55 - k <text:s text:c="4"/>555 - l</text:p>
      <text:p text:style-name="P1">6 - m <text:s text:c="5"/>66 - n <text:s text:c="4"/>666 – o <text:s text:c="3"/>7 - p <text:s text:c="5"/>77 - q <text:s text:c="4"/>777 - r <text:s text:c="3"/>7777 - s</text:p>
      <text:p text:style-name="P1">8 - t <text:s text:c="5"/>88 - u <text:s text:c="4"/>888 – v <text:s text:c="3"/>9 - w <text:s text:c="5"/>99 - x <text:s text:c="4"/>999 - y <text:s text:c="3"/>9999 – z</text:p>
      <text:p text:style-name="P2"><text:span text:style-name="T3">PLT: <text:s/></text:span>(.plt pos len timeout command)</text:p>
      <text:p text:style-name="P1"><text:span text:style-name="T3">TXT: <text:s/></text:span>(.2 enc_key acc_search) <text:s/>(.a shortcut enc_key txt_search) <text:s/>(.<text:span text:style-name="T3">g</text:span> <text:span text:style-name="T3">doc txt_search</text:span>)</text:p>
      <text:p text:style-name="P1"><text:span text:style-name="T3">MAIL: </text:span>(.il acc_name skip# count#) <text:s/>(.ir acc_name read#) <text:s/>(.m addr@dom.tld “subj” body)</text:p>
      <text:p text:style-name="P2"><text:span text:style-name="T3">TEL/TWI/RSS: </text:span>(.p c | t +#num msg) <text:s/>(.tg skip# count#) <text:s/>(.tp msg) <text:s/>(.<text:span text:style-name="T1">r</text:span> skip# count#)</text:p>
      <text:p text:style-name="P3">SYS: <text:s/>(.s shell_cmd) <text:s/>(.e lock | stop | kill | log | warn | info | stack | tune)</text:p>
      <text:p text:style-name="P2"/>
      <text:p text:style-name="P2"/>
      <text:p text:style-name="P2"/>
      <text:p text:style-name="P2"/>
      <text:p text:style-name="P2"/>
      <text:p text:style-name="P2"/>
      <text:p text:style-name="P2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2">1 – 0 <text:s/>11 – 1 <text:s/>12 – 2 <text:s/>13 – 3 <text:s/>14 – 4 <text:s/>15 – 5 <text:s/>16 – 6 <text:s/>17 – 7 <text:s/>18 – 8 <text:s/>19 - 9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2"><text:span text:style-name="T3">PLT: <text:s/></text:span>(.plt pos len timeout command)</text:p>
      <text:p text:style-name="P2"><text:span text:style-name="T3">TXT: <text:s/></text:span>(.2 enc_key acc_search) <text:s/>(.a shortcut enc_key txt_search) <text:s/>(.<text:span text:style-name="T3">g</text:span> <text:span text:style-name="T3">doc txt_search</text:span>)</text:p>
      <text:p text:style-name="P2"><text:span text:style-name="T3">MAIL: </text:span>(.il acc_name skip# count#) <text:s/>(.ir acc_name read#) <text:s/>(.m addr@dom.tld “subj” body)</text:p>
      <text:p text:style-name="P2"><text:span text:style-name="T3">TEL/TWI/RSS: </text:span>(.p c | t +#num msg) <text:s/>(.tg skip# count#) <text:s/>(.tp msg) <text:s/>(.<text:span text:style-name="T1">r</text:span> skip# count#)</text:p>
      <text:p text:style-name="P3">SYS: <text:s/>(.s shell_cmd) <text:s/>(.e lock | stop | kill | log | warn | info | stack | tune)</text:p>
      <text:p text:style-name="P2"/>
      <text:p text:style-name="P2"/>
      <text:p text:style-name="P2"/>
      <text:p text:style-name="P2"/>
      <text:p text:style-name="P2"/>
      <text:p text:style-name="P2"/>
      <text:p text:style-name="P2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2">1 – 0 <text:s/>11 – 1 <text:s/>12 – 2 <text:s/>13 – 3 <text:s/>14 – 4 <text:s/>15 – 5 <text:s/>16 – 6 <text:s/>17 – 7 <text:s/>18 – 8 <text:s/>19 - 9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2"><text:span text:style-name="T3">PLT: <text:s/></text:span>(.plt pos len timeout command)</text:p>
      <text:p text:style-name="P2"><text:span text:style-name="T3">TXT: <text:s/></text:span>(.2 enc_key acc_search) <text:s/>(.a shortcut enc_key txt_search) <text:s/>(.<text:span text:style-name="T3">g</text:span> <text:span text:style-name="T3">doc txt_search</text:span>)</text:p>
      <text:p text:style-name="P2"><text:span text:style-name="T3">MAIL: </text:span>(.il acc_name skip# count#) <text:s/>(.ir acc_name read#) <text:s/>(.m addr@dom.tld “subj” body)</text:p>
      <text:p text:style-name="P2"><text:span text:style-name="T3">TEL/TWI/RSS: </text:span>(.p c | t +#num msg) <text:s/>(.tg skip# count#) <text:s/>(.tp msg) <text:s/>(.<text:span text:style-name="T1">r</text:span> skip# count#)</text:p>
      <text:p text:style-name="P3">SYS: <text:s/>(.s shell_cmd) <text:s/>(.e lock | stop | kill | log | warn | info | stack | tun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1T08:45:29.637738989</meta:creation-date>
    <dc:date>2022-04-16T17:13:54.532000000</dc:date>
    <meta:editing-duration>PT10M12S</meta:editing-duration>
    <meta:editing-cycles>1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3" meta:word-count="783" meta:character-count="3219" meta:non-whitespace-character-count="1974"/>
  </office:meta>
</office:document-meta>
</file>